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Ibugger</text:span></text:p>
            <text:p/>
            <text:p>(Logo)</text:p>
            <text:p/>
            <text:p><text:span text:style-name="T2"/></text:p>
            <text:p><text:span text:style-name="T2">((Praxis der Software-Entwicklung</text:span></text:p>
            <text:p><text:span text:style-name="T2">Wintersemester 2017/2018)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Relationales Debuggen</text:p>
              </text:list-item>
              <text:list-item>
                <text:p text:style-name="P2">Erfassen von relationalen Eigenschaften</text:p>
              </text:list-item>
              <text:list-item>
                <text:p text:style-name="P2">Zwei oder mehr Programme</text:p>
              </text:list-item>
              <text:list-item>
                <text:p text:style-name="P2">Nutzerfreundliche (!) Benutzeroberfläche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Was waren die Anforderun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Erläutern des Anwendungsbeispie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Auswerten und Ausführen von Programmcode</text:p>
              </text:list-item>
              <text:list-item>
                <text:p text:style-name="P2">Relationale Eigenschaften entwickeln</text:p>
              </text:list-item>
              <text:list-item>
                <text:p text:style-name="P2">Eine eigene While-Sprache entwickeln</text:p>
              </text:list-item>
              <text:list-item>
                <text:p text:style-name="P2">Debugger-Funktionalitäten umsetzen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Was waren die Herausforderun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De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Der DIbugger in Zahlen:</text:p>
          </draw:text-box>
        </draw:frame>
        <draw:frame presentation:style-name="pr6" draw:text-style-name="P3" draw:layer="layout" svg:width="25.199cm" svg:height="13.828cm" svg:x="1.4cm" svg:y="4.09cm" presentation:class="subtitle" presentation:user-transformed="true">
          <draw:text-box>
            <text:list text:style-name="L1">
              <text:list-item>
                <text:p text:style-name="P2">Rekursionstiefe, Fehlerbehandlung, maximale Programmlänge</text:p>
              </text:list-item>
              <text:list-item>
                <text:p text:style-name="P2">Anzahl an gleichzeitig debuggbaren Programmen</text:p>
              </text:list-item>
              <text:list-item>
                <text:p text:style-name="P2">Klassen, Zeilen Code, Zeit zum Start</text:p>
              </text:list-item>
              <text:list-item>
                <text:p text:style-name="P2">Stunden PSE pro Tag</text:p>
              </text:list-item>
              <text:list-item>
                <text:p text:style-name="P2">191.520 Minuten → 6 Zeilen Code pro Stunde</text:p>
              </text:list-item>
              <text:list-item>
                <text:p text:style-name="P2">Latex-Zeilen</text:p>
              </text:list-item>
              <text:list-item>
                <text:p text:style-name="P2">Frauenquote</text:p>
              </text:list-item>
              <text:list-item>
                <text:p text:style-name="P2">Liter an geweinten Tränen, Swing-Hasser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Was haben wir daraus gelern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kkurate Aufwandschätzung ist schwierig</text:p>
              </text:list-item>
              <text:list-item>
                <text:p>Synchronisation im Team ist auch mit git eine Herausforderung</text:p>
              </text:list-item>
              <text:list-item>
                <text:p>Auch ein großes Projekt besteht aus Einzelschritten.</text:p>
              </text:list-item>
              <text:list-item>
                <text:p>Die Frage „Was ist das Minimum Viable Product?“ ist schwierig zu beantworten.</text:p>
              </text:list-item>
              <text:list-item>
                <text:p>Wir haben im Ansatz erfahren, wie man einen Compiler ba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anke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BACKUP-FO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Paketdia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Klassendiagramme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6:45:18.657016145</meta:creation-date>
    <dc:date>2018-03-22T17:04:08.766050060</dc:date>
    <meta:editing-duration>PT7M40S</meta:editing-duration>
    <meta:editing-cycles>1</meta:editing-cycles>
    <meta:document-statistic meta:object-count="59"/>
    <meta:generator>LibreOffice/5.3.1.2$Linux_X86_64 LibreOffice_project/30m0$Build-2</meta:generator>
  </office:meta>
</office:document-meta>
</file>